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bf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evolution.master.po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locations.main.p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glade.master.p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gnome-control-center.main.p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gnome-builder.main.p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orca.master.p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autilus.master.p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piphany.master.p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gtk.gtk-3-24.p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tk.main.p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rasero.master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vince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lib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alendar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terminal.master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ontacts.main.p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gnome-shell.main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nome-disk-utility.master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eahorse.main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nome-photos.master.p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nome-color-manager.master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nome-software.main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nome-nibbles.master.po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2 fatal: bad object refs/pipelines/381542 To gitlab.gnome.org:GNOME/gnome-nibbles.git ! [remote rejected] master -&gt; master (missing necessary objects) error: failed to push some refs to 'gitlab.gnome.org:GNOME/gnome-nibbles.git' ”</text:p>
          </table:table-cell>
        </table:table-row>
        <table:table-row table:style-name="ro1"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agno.master.po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4 fatal: bad object refs/pipelines/381544 To gitlab.gnome.org:GNOME/iagno.git ! [remote rejected] master -&gt; master (missing necessary objects) error: failed to push some refs to 'gitlab.gnome.org:GNOME/iagno.git' ”</text:p>
          </table:table-cell>
        </table:table-row>
        <table:table-row table:style-name="ro1"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logs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volution-data-server.master.po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This module has been archived. It is only kept for statistical purposes</text:p>
          </table:table-cell>
        </table:table-row>
        <table:table-row table:style-name="ro1"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ome-notes.master.ab.p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gnome-klotski.master.ab.p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well-foop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robots.master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udoku.master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xdg-desktop-portal-gnome.main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gnome-characters.main.ab.p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nome-weather.main.ab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ive-or-more.master.ab.p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ightsoff.master.ab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isleriot.master.ab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ibadwaita.main.ab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nome-desktop.master.ab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nome-remote-desktop.master.ab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user-share.master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-spi2-core.main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eese.master.ab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ppstream.master.ab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lo-plugins.master.ab.p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gtksourceview.master.ab.p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tali.master.ab.p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tksourceview.gtksourceview-4-8.ab.p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quadrapassel.master.ab.p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gnome-mines.master.ab.p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libgdata.main.ab.p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gnome-mahjongg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session.main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gnome-video-effects.master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yelp-xsl.master.ab.p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itori.main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hell-extensions.main.ab.p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json-glib.master.ab.p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libgtop.master.ab.p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ibsoup.master.ab.p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rilo.master.ab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spell.master.ab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ibpeas.master.ab.p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nome-menus.master.ab.p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nome-tour.master.ab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ibgnome-games-support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ushi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bsecret.master.ab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te.master.ab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tem-pl-parser.master.ab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bshumate.main.ab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2" table:formula="of:=SUM([.B1:.B116])" office:value-type="float" office:value="4417" calcext:value-type="float">
            <text:p>4417</text:p>
          </table:table-cell>
          <table:table-cell/>
        </table:table-row>
      </table:table>
      <table:table table:name="240822" table:style-name="ta1">
        <table:table-column table:style-name="co2" table:number-columns-repeated="5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69" calcext:value-type="float">
            <text:p>5369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SUM([.A1:.A115])" office:value-type="float" office:value="4439" calcext:value-type="float">
            <text:p>4439</text:p>
          </table:table-cell>
          <table:table-cell table:formula="of:=SUM([.B1:.B115])" office:value-type="float" office:value="38712" calcext:value-type="float">
            <text:p>38712</text:p>
          </table:table-cell>
          <table:table-cell/>
          <table:table-cell table:formula="of:=SUM([.D1:.D115])" office:value-type="float" office:value="5785" calcext:value-type="float">
            <text:p>5785</text:p>
          </table:table-cell>
          <table:table-cell table:formula="of:=SUM([.E1:.E115])" office:value-type="float" office:value="37360" calcext:value-type="float">
            <text:p>37360</text:p>
          </table:table-cell>
        </table:table-row>
        <table:table-row table:style-name="ro1">
          <table:table-cell table:number-columns-repeated="3"/>
          <table:table-cell table:formula="of:=[.D116]-[.A116]" office:value-type="float" office:value="1346" calcext:value-type="float">
            <text:p>134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90:Sheet1.B1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57:45.898634723</meta:creation-date>
    <dc:date>2022-08-25T12:41:36.116420738</dc:date>
    <meta:editing-duration>PT1H41M15S</meta:editing-duration>
    <meta:editing-cycles>11</meta:editing-cycles>
    <meta:generator>LibreOffice/7.3.4.2$Linux_X86_64 LibreOffice_project/30$Build-2</meta:generator>
    <meta:document-statistic meta:table-count="2" meta:cell-count="645" meta:object-count="0"/>
  </office:meta>
</office:document-meta>
</file>